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3cm"/>
    </style:style>
    <style:style style:name="co2" style:family="table-column">
      <style:table-column-properties fo:break-before="auto" style:column-width="4.032cm"/>
    </style:style>
    <style:style style:name="co3" style:family="table-column">
      <style:table-column-properties fo:break-before="auto" style:column-width="3.209cm"/>
    </style:style>
    <style:style style:name="co4" style:family="table-column">
      <style:table-column-properties fo:break-before="auto" style:column-width="6.946cm"/>
    </style:style>
    <style:style style:name="co5" style:family="table-column">
      <style:table-column-properties fo:break-before="auto" style:column-width="6.40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00" fo:border-left="0.74pt solid #000000" fo:border-right="none" fo:border-top="0.74pt solid #000000"/>
      <style:text-properties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d8ce" fo:border-left="0.74pt solid #000000" fo:border-right="none" fo:border-top="0.74pt solid #000000"/>
    </style:style>
    <style:style style:name="ce3" style:family="table-cell" style:parent-style-name="Default">
      <style:table-cell-properties fo:background-color="#b4c7dc" fo:border="0.74pt solid #000000" style:vertical-align="automatic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-bottom="0.74pt solid #000000" fo:background-color="#ffff00" fo:border-left="none" fo:border-right="none" fo:border-top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fo:background-color="#afd095" fo:border="0.74pt solid #000000"/>
    </style:style>
    <style:style style:name="ce9" style:family="table-cell" style:parent-style-name="Default">
      <style:table-cell-properties fo:background-color="#ff0000" fo:border="0.74pt solid #000000"/>
    </style:style>
    <style:style style:name="ce10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5" table:default-cell-style-name="ce11"/>
        <table:table-column table:style-name="co6" table:default-cell-style-name="ce11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5" office:value-type="string" calcext:value-type="string">
            <text:p>CURRENT(avg)(mA)</text:p>
          </table:table-cell>
          <table:table-cell table:style-name="ce10" office:value-type="string" calcext:value-type="string">
            <text:p>POWER(mW)</text:p>
          </table:table-cell>
          <table:table-cell table:style-name="ce10" office:value-type="string" calcext:value-type="string">
            <text:p>AVAILABLE SOLAR <text:a xlink:href="mailto:POWER@MAX" xlink:type="simple">POWER@MAX</text:a>( mW)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CPU: RUN MODE</text:p>
          </table:table-cell>
          <table:table-cell table:style-name="ce6" office:value-type="float" office:value="2.4" calcext:value-type="float">
            <text:p>2,4</text:p>
          </table:table-cell>
          <table:table-cell table:style-name="ce6" office:value-type="float" office:value="8.3" calcext:value-type="float">
            <text:p>8,3</text:p>
          </table:table-cell>
          <table:table-cell table:style-name="ce6" table:formula="of:=[.B9]-[.C2]" office:value-type="float" office:value="141.7" calcext:value-type="float">
            <text:p>141,7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CPU + GNSS ACQUISITION</text:p>
          </table:table-cell>
          <table:table-cell table:formula="of:=SUM([.B2];21)" office:value-type="float" office:value="23.4" calcext:value-type="float">
            <text:p>23,4</text:p>
          </table:table-cell>
          <table:table-cell table:formula="of:=SUM([.C2];70)" office:value-type="float" office:value="78.3" calcext:value-type="float">
            <text:p>78,3</text:p>
          </table:table-cell>
          <table:table-cell table:formula="of:=[.B9]-[.C3]" office:value-type="float" office:value="71.7" calcext:value-type="float">
            <text:p>71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U + GNSS TRACKING</text:p>
          </table:table-cell>
          <table:table-cell table:formula="of:=SUM([.B2];18)" office:value-type="float" office:value="20.4" calcext:value-type="float">
            <text:p>20,4</text:p>
          </table:table-cell>
          <table:table-cell table:formula="of:=SUM([.C2];60)" office:value-type="float" office:value="68.3" calcext:value-type="float">
            <text:p>68,3</text:p>
          </table:table-cell>
          <table:table-cell table:formula="of:=[.B9]-[.C4]" office:value-type="float" office:value="81.7" calcext:value-type="float">
            <text:p>81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U + GNSS STANDBY</text:p>
          </table:table-cell>
          <table:table-cell table:formula="of:=SUM([.B2];0.5)" office:value-type="float" office:value="2.9" calcext:value-type="float">
            <text:p>2,9</text:p>
          </table:table-cell>
          <table:table-cell table:formula="of:=SUM([.C2];1.7)" office:value-type="float" office:value="10" calcext:value-type="float">
            <text:p>10</text:p>
          </table:table-cell>
          <table:table-cell table:formula="of:=[.B9]-[.C5]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U + GNSS BACKUP</text:p>
          </table:table-cell>
          <table:table-cell table:formula="of:=SUM([.B2];0.01)" office:value-type="float" office:value="2.41" calcext:value-type="float">
            <text:p>2,41</text:p>
          </table:table-cell>
          <table:table-cell table:formula="of:=SUM([.C2];0.0264)" office:value-type="float" office:value="8.3264" calcext:value-type="float">
            <text:p>8,3264</text:p>
          </table:table-cell>
          <table:table-cell table:formula="of:=[.B9]-[.C6]" office:value-type="float" office:value="141.6736" calcext:value-type="float">
            <text:p>141,6736</text:p>
          </table:table-cell>
          <table:table-cell/>
          <table:table-cell office:value-type="string" calcext:value-type="string">
            <text:p>NOTE: add 0.01mA margin (8uA original)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3" office:value-type="string" calcext:value-type="string">
            <text:p>SOLAR</text:p>
          </table:table-cell>
          <table:table-cell table:style-name="ce8" office:value-type="string" calcext:value-type="string">
            <text:p>MAX CURRENT (mA)</text:p>
          </table:table-cell>
          <table:table-cell table:style-name="ce8" office:value-type="string" calcext:value-type="string">
            <text:p>MAX POWER(mW)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4"/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450" calcext:value-type="float">
            <text:p>450</text:p>
          </table:table-cell>
          <table:table-cell table:style-name="Default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7T20:07:23.613000000</dc:date>
    <meta:editing-duration>PT17M3S</meta:editing-duration>
    <meta:editing-cycles>2</meta:editing-cycles>
    <meta:generator>LibreOffice/7.4.6.2$Windows_X86_64 LibreOffice_project/5b1f5509c2decdade7fda905e3e1429a67acd63d</meta:generator>
    <meta:document-statistic meta:table-count="1" meta:cell-count="30" meta:object-count="0"/>
  </office:meta>
</office:document-meta>
</file>